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style:text-underline-style="solid" style:text-underline-width="auto" style:text-underline-color="font-color"/>
    </style:style>
    <style:style style:name="T5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7_4</text:p>
      <text:p text:style-name="P7">American Genizah Project: Partnership for Posterity</text:p>
      <text:p text:style-name="P7">Sabato Morais Collection Catalogue Template</text:p>
      <text:p text:style-name="P8"/>
      <text:p text:style-name="P8">Cataloguer: Heather Newlin</text:p>
      <text:p text:style-name="P8"/>
      <text:p text:style-name="P8"/>
      <text:p text:style-name="P8">I. Provenance</text:p>
      <text:p text:style-name="P8"/>
      <text:p text:style-name="P8">Source: CAJS Sabato Morais Papers</text:p>
      <text:p text:style-name="P8">Location: Box 8, FF 7</text:p>
      <text:p text:style-name="P8">Restrictions: ?</text:p>
      <text:p text:style-name="P8"/>
      <text:p text:style-name="P8">II. Descriptive Metadata</text:p>
      <text:p text:style-name="P8"/>
      <text:p text:style-name="P8">Script<text:tab/><text:tab/><text:tab/><text:tab/><text:tab/><text:tab/>Typescript<text:tab/></text:p>
      <text:p text:style-name="P8"><text:s/>(manuscript or typescript) <text:tab/><text:tab/><text:tab/><text:tab/></text:p>
      <text:p text:style-name="P8">Language (s)<text:tab/><text:tab/><text:tab/><text:tab/><text:tab/>English<text:tab/><text:tab/><text:tab/><text:tab/><text:tab/></text:p>
      <text:p text:style-name="P8">Author of letter<text:tab/><text:tab/><text:tab/><text:tab/>Horace J. Smith<text:tab/></text:p>
      <text:p text:style-name="P8">Signed letter<text:tab/><text:tab/><text:tab/><text:tab/><text:tab/>Y</text:p>
      <text:p text:style-name="P8">Unsigned letter</text:p>
      <text:p text:style-name="P8">Dictated letter</text:p>
      <text:p text:style-name="P8">Anonymous</text:p>
      <text:p text:style-name="P8">Addressee of letter<text:tab/><text:tab/><text:tab/><text:tab/>Sabato Morais</text:p>
      <text:p text:style-name="P8">Addressee as “Editor”<text:tab/><text:tab/><text:tab/><text:tab/></text:p>
      <text:p text:style-name="P8">Date (derived from Hebrew Date)<text:tab/><text:tab/></text:p>
      <text:p text:style-name="P8">Date (derived from Gregorian calendar)<text:tab/>1890</text:p>
      <text:p text:style-name="P8">Month<text:tab/><text:tab/><text:tab/><text:tab/><text:tab/><text:tab/></text:p>
      <text:p text:style-name="P8">Year<text:tab/><text:tab/><text:tab/><text:tab/><text:tab/><text:tab/>1890</text:p>
      <text:p text:style-name="P8">Hebrew Date<text:tab/><text:tab/><text:tab/><text:tab/><text:tab/></text:p>
      <text:p text:style-name="P8">Undated</text:p>
      <text:p text:style-name="P8">City<text:tab/><text:tab/><text:tab/><text:tab/><text:tab/><text:tab/>Philadelphia</text:p>
      <text:p text:style-name="P8">State<text:tab/><text:tab/><text:tab/><text:tab/><text:tab/><text:tab/>PA</text:p>
      <text:p text:style-name="P8">Country<text:tab/><text:tab/><text:tab/><text:tab/><text:tab/>USA</text:p>
      <text:p text:style-name="P8">Subject<text:tab/><text:tab/><text:tab/><text:tab/><text:tab/></text:p>
      <text:p text:style-name="P8">Keywords</text:p>
      <text:p text:style-name="P8"/>
      <text:p text:style-name="P8"/>
      <text:p text:style-name="P8">III. Document Types</text:p>
      <text:p text:style-name="P8"/>
      <text:p text:style-name="P8">Correspondence<text:tab/><text:tab/><text:tab/><text:tab/>Y</text:p>
      <text:p text:style-name="P8">(Synagogue) Sermon</text:p>
      <text:p text:style-name="P8">(Public) Discourse</text:p>
      <text:p text:style-name="P8">Literary Document<text:tab/><text:tab/><text:tab/><text:tab/></text:p>
      <text:p text:style-name="P8">Legal Document</text:p>
      <text:p text:style-name="P8">Receipts</text:p>
      <text:p text:style-name="P8">Newspaper Clipping</text:p>
      <text:p text:style-name="P8">Greeting Card</text:p>
      <text:p text:style-name="P8">Calling Card</text:p>
      <text:p text:style-name="P8"><text:soft-page-break/></text:p>
      <text:p text:style-name="P8"/>
      <text:p text:style-name="P8">IV. Physical Features </text:p>
      <text:p text:style-name="P8"/>
      <text:p text:style-name="P8">Condition (e.g. fragile)<text:tab/><text:tab/><text:tab/></text:p>
      <text:p text:style-name="P8">Paper size (letter or legal size)<text:tab/><text:tab/>Letter</text:p>
      <text:p text:style-name="P8">Number of Pages<text:tab/><text:tab/><text:tab/><text:tab/>1</text:p>
      <text:p text:style-name="P8">Number of Sheets<text:tab/><text:tab/><text:tab/><text:tab/>1</text:p>
      <text:p text:style-name="P8">Fragment<text:tab/><text:tab/><text:tab/><text:tab/><text:tab/></text:p>
      <text:p text:style-name="P8">Pagination </text:p>
      <text:p text:style-name="P8">Foliation</text:p>
      <text:p text:style-name="P8">Additional Numeration</text:p>
      <text:p text:style-name="P8">Envelope<text:tab/><text:tab/><text:tab/><text:tab/><text:tab/>Y</text:p>
      <text:p text:style-name="P8">Stamp<text:tab/><text:tab/><text:tab/><text:tab/><text:tab/><text:tab/>Y</text:p>
      <text:p text:style-name="P8">Postma<text:tab/>rk<text:tab/><text:tab/><text:tab/><text:tab/><text:tab/>Y</text:p>
      <text:p text:style-name="P8">Wax seal<text:tab/><text:tab/><text:tab/><text:tab/><text:tab/></text:p>
      <text:p text:style-name="P8"/>
      <text:p text:style-name="P8">V. Added entries </text:p>
      <text:p text:style-name="P8"/>
      <text:p text:style-name="P8">Additional names mentioned: </text:p>
      <text:p text:style-name="P8">Additional Places mentioned: </text:p>
      <text:p text:style-name="P8">Additional Dates mentioned:</text:p>
      <text:p text:style-name="P8"/>
      <text:p text:style-name="P8">VI. Note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VII Transcription</text:p>
      <text:p text:style-name="P3">(Symbols: ?=uncertain; []=supplied information; /=end of line)</text:p>
      <text:p text:style-name="P3"><text:span text:style-name="T1"/></text:p>
      <text:p text:style-name="P3">[Envelope]</text:p>
      <text:p text:style-name="P4">Rev<text:span text:style-name="T2">d</text:span><text:span text:style-name="T3"> D</text:span><text:span text:style-name="T2">r</text:span><text:span text:style-name="T3"> S Morais/</text:span></text:p>
      <text:p text:style-name="P4"><text:span text:style-name="T3">546 North 5</text:span><text:span text:style-name="T2">th</text:span><text:span text:style-name="T3"> St/</text:span></text:p>
      <text:p text:style-name="P4"><text:span text:style-name="T3">City/</text:span></text:p>
      <text:p text:style-name="P3"><text:span text:style-name="T3">Compliments of the/ </text:span></text:p>
      <text:p text:style-name="P3"><text:span text:style-name="T3">Afro-American Postage-Stamp Redemption Com.,/</text:span></text:p>
      <text:p text:style-name="P3"><text:span text:style-name="T3">ABEL P. CALDWELL, SEC'Y,/</text:span></text:p>
      <text:p text:style-name="P3"><text:span text:style-name="T3"><text:tab/>1305 ARCH ST., PHILADELPHIA, PA./</text:span></text:p>
      <text:p text:style-name="P3"><text:span text:style-name="T3"/></text:p>
      <text:p text:style-name="P3"><text:span text:style-name="T3">[Page 1]</text:span></text:p>
      <text:p text:style-name="P2"><text:span text:style-name="T3">OFFICE OF THE/</text:span></text:p>
      <text:p text:style-name="P2"><text:span text:style-name="T3">"KENNAN TESTIMONIAL COMMITTEE."/</text:span></text:p>
      <text:p text:style-name="P2"><text:span text:style-name="T3">ROBERT M. MCWADE, PRESIDENT.<text:tab/>HORACE J. SMITH, SECRETARY./</text:span></text:p>
      <text:p text:style-name="P2"><text:span text:style-name="T3">LOGAN BUILDINGS/</text:span></text:p>
      <text:p text:style-name="P2"><text:soft-page-break/><text:span text:style-name="T3">(Ground Floor, Front),/</text:span></text:p>
      <text:p text:style-name="P4"><text:span text:style-name="T3">1307 ARCH STREET, PHILADELPHIA./</text:span></text:p>
      <text:p text:style-name="P4"><text:span text:style-name="T3">1890./</text:span></text:p>
      <text:p text:style-name="P3"><text:span text:style-name="T3">An adjourned meeting of/</text:span></text:p>
      <text:p text:style-name="P3"><text:span text:style-name="T3">"</text:span><text:span text:style-name="T4">THE KENNAN TESTIMONIAL FUND COMMITTEE</text:span><text:span text:style-name="T5">"/ will be held at 1307 Arch Street, an[sic!] Saturday Afternoon next, 22nd instant, at/ 4 o'clock </text:span><text:span text:style-name="T4">precisely</text:span><text:span text:style-name="T5">--and after hearing the report of the/</text:span></text:p>
      <text:p text:style-name="P5"><text:span text:style-name="T3">COMMITTEE ON CONFERENCE</text:span><text:span text:style-name="T5">/</text:span></text:p>
      <text:p text:style-name="P6"><text:span text:style-name="T5">with the Rev. Dr. William Neilson Mc Vickar and his Committee, will proceed to at-/tend the meeting at Association Hall, when the form of </text:span><text:span text:style-name="T3">PETITION</text:span><text:span text:style-name="T5"> to the/ Russian Government will be decided upon./</text:span></text:p>
      <text:p text:style-name="P6"><text:span text:style-name="T5"><text:tab/>Horace J Smith/</text:span></text:p>
      <text:p text:style-name="P6"><text:span text:style-name="T5"><text:tab/><text:tab/>Secretary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7T15:25:45.88</meta:creation-date>
    <meta:document-statistic meta:table-count="0" meta:image-count="0" meta:object-count="0" meta:page-count="3" meta:paragraph-count="82" meta:word-count="291" meta:character-count="2075"/>
    <dc:date>2012-01-17T15:31:54.02</dc:date>
    <dc:creator>Penn Libraries</dc:creator>
    <meta:editing-duration>PT00H06M08S</meta:editing-duration>
    <meta:editing-cycles>1</meta:editing-cycles>
    <meta:generator>OpenOffice.org/3.2$Win32 OpenOffice.org_project/320m12$Build-9483</meta:generator>
  </office:meta>
</office:document-meta>
</file>